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officeooo:rsid="00054201" officeooo:paragraph-rsid="00054201" style:font-size-asian="19.25pt" style:font-size-complex="22pt"/>
    </style:style>
    <style:style style:name="P2" style:family="paragraph" style:parent-style-name="Standard">
      <style:paragraph-properties fo:text-align="start" style:justify-single-word="false"/>
      <style:text-properties fo:font-size="12pt" style:text-underline-style="none" officeooo:rsid="00054201" officeooo:paragraph-rsid="00054201" style:font-size-asian="10.5pt" style:font-size-complex="12pt"/>
    </style:style>
    <style:style style:name="P3" style:family="paragraph" style:parent-style-name="Standard">
      <style:paragraph-properties fo:text-align="center" style:justify-single-word="false"/>
      <style:text-properties fo:font-size="22pt" style:text-underline-style="solid" style:text-underline-width="auto" style:text-underline-color="font-color" officeooo:rsid="00054201" officeooo:paragraph-rsid="00054201" style:font-size-asian="19.25pt" style:font-size-complex="22pt"/>
    </style:style>
    <style:style style:name="P4" style:family="paragraph" style:parent-style-name="Standard">
      <style:paragraph-properties fo:text-align="center" style:justify-single-word="false"/>
      <style:text-properties fo:font-size="22pt" style:text-underline-style="solid" style:text-underline-width="auto" style:text-underline-color="font-color" officeooo:rsid="000d1d17" officeooo:paragraph-rsid="000d1d17" style:font-size-asian="19.25pt" style:font-size-complex="22pt"/>
    </style:style>
    <style:style style:name="P5" style:family="paragraph" style:parent-style-name="Standard">
      <style:paragraph-properties fo:text-align="start" style:justify-single-word="false"/>
      <style:text-properties fo:font-size="12pt" style:text-underline-style="none" officeooo:rsid="00054201" officeooo:paragraph-rsid="00054201"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0d1d17" officeooo:paragraph-rsid="000d1d17"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0dbc0e" officeooo:paragraph-rsid="000dbc0e"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0e4da" officeooo:paragraph-rsid="0010e4da"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10f2e9" officeooo:paragraph-rsid="0010f2e9"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14a8fb" officeooo:paragraph-rsid="0014a8fb"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16841b" officeooo:paragraph-rsid="0016841b" style:font-size-asian="10.5pt" style:font-size-complex="12pt"/>
    </style:style>
    <style:style style:name="P12" style:family="paragraph" style:parent-style-name="Standard" style:list-style-name="L1">
      <style:paragraph-properties fo:text-align="start" style:justify-single-word="false"/>
      <style:text-properties officeooo:paragraph-rsid="000f54f6"/>
    </style:style>
    <style:style style:name="P13" style:family="paragraph" style:parent-style-name="Standard" style:list-style-name="L1">
      <style:paragraph-properties fo:text-align="start" style:justify-single-word="false"/>
      <style:text-properties officeooo:rsid="000dbc0e" officeooo:paragraph-rsid="000dbc0e"/>
    </style:style>
    <style:style style:name="P14" style:family="paragraph" style:parent-style-name="Standard" style:list-style-name="L1">
      <style:paragraph-properties fo:text-align="start" style:justify-single-word="false"/>
      <style:text-properties officeooo:rsid="000f54f6" officeooo:paragraph-rsid="000f54f6"/>
    </style:style>
    <style:style style:name="P15" style:family="paragraph" style:parent-style-name="Standard" style:list-style-name="L1">
      <style:paragraph-properties fo:text-align="start" style:justify-single-word="false"/>
      <style:text-properties fo:font-weight="bold" officeooo:rsid="000f54f6" officeooo:paragraph-rsid="000f54f6" style:font-weight-asian="bold" style:font-weight-complex="bold"/>
    </style:style>
    <style:style style:name="P16" style:family="paragraph" style:parent-style-name="Standard" style:list-style-name="L1">
      <style:paragraph-properties fo:text-align="start" style:justify-single-word="false"/>
      <style:text-properties fo:font-weight="bold" officeooo:rsid="000f54f6" officeooo:paragraph-rsid="0010e4da" style:font-weight-asian="bold" style:font-weight-complex="bold"/>
    </style:style>
    <style:style style:name="P17" style:family="paragraph" style:parent-style-name="Standard" style:list-style-name="L1">
      <style:paragraph-properties fo:text-align="start" style:justify-single-word="false"/>
      <style:text-properties fo:font-weight="bold" officeooo:rsid="0010e4da" officeooo:paragraph-rsid="0010e4da" style:font-weight-asian="bold" style:font-weight-complex="bold"/>
    </style:style>
    <style:style style:name="T1" style:family="text">
      <style:text-properties style:font-name="Liberation Serif"/>
    </style:style>
    <style:style style:name="T2" style:family="text">
      <style:text-properties style:font-name="Liberation Serif" officeooo:rsid="0007390d"/>
    </style:style>
    <style:style style:name="T3" style:family="text">
      <style:text-properties officeooo:rsid="000d1d17"/>
    </style:style>
    <style:style style:name="T4" style:family="text">
      <style:text-properties style:text-underline-style="none" fo:font-weight="bold" style:font-weight-asian="bold" style:font-weight-complex="bold"/>
    </style:style>
    <style:style style:name="T5" style:family="text">
      <style:text-properties fo:font-size="12pt" style:text-underline-style="none" style:font-size-asian="10.5pt" style:font-size-complex="12pt"/>
    </style:style>
    <style:style style:name="T6" style:family="text">
      <style:text-properties fo:font-size="12pt" style:text-underline-style="none" officeooo:rsid="000dbc0e" style:font-size-asian="10.5pt" style:font-size-complex="12pt"/>
    </style:style>
    <style:style style:name="T7" style:family="text">
      <style:text-properties fo:font-size="12pt" style:text-underline-style="none" officeooo:rsid="000f54f6" style:font-size-asian="10.5pt" style:font-size-complex="12pt"/>
    </style:style>
    <style:style style:name="T8" style:family="text">
      <style:text-properties fo:font-size="12pt" style:text-underline-style="none" fo:font-weight="bold" officeooo:rsid="000dbc0e" style:font-size-asian="10.5pt" style:font-weight-asian="bold" style:font-size-complex="12pt" style:font-weight-complex="bold"/>
    </style:style>
    <style:style style:name="T9" style:family="text">
      <style:text-properties fo:font-size="12pt" style:text-underline-style="none" fo:font-weight="normal" style:font-size-asian="10.5pt" style:font-weight-asian="normal" style:font-size-complex="12pt" style:font-weight-complex="normal"/>
    </style:style>
    <style:style style:name="T10" style:family="text">
      <style:text-properties fo:font-size="12pt" style:text-underline-style="none" fo:font-weight="normal" officeooo:rsid="0010a7d4" style:font-size-asian="10.5pt" style:font-weight-asian="normal" style:font-size-complex="12pt" style:font-weight-complex="normal"/>
    </style:style>
    <style:style style:name="T11" style:family="text">
      <style:text-properties fo:font-size="12pt" style:text-underline-style="none" fo:font-weight="normal" officeooo:rsid="0010e4da" style:font-size-asian="10.5pt" style:font-weight-asian="normal" style:font-size-complex="12pt" style:font-weight-complex="normal"/>
    </style:style>
    <style:style style:name="T12" style:family="text">
      <style:text-properties fo:font-size="12pt" fo:font-style="normal" style:text-underline-style="none" style:font-size-asian="10.5pt" style:font-style-asian="normal" style:font-size-complex="12pt" style:font-style-complex="normal"/>
    </style:style>
    <style:style style:name="T13" style:family="text">
      <style:text-properties fo:font-size="12pt" fo:font-style="normal" style:text-underline-style="none" officeooo:rsid="0010a7d4" style:font-size-asian="10.5pt" style:font-style-asian="normal" style:font-size-complex="12pt" style:font-style-complex="normal"/>
    </style:style>
    <style:style style:name="T14" style:family="text">
      <style:text-properties fo:font-size="12pt" fo:font-style="normal" style:text-underline-style="none" officeooo:rsid="0010e4da" style:font-size-asian="10.5pt" style:font-style-asian="normal" style:font-size-complex="12pt" style:font-style-complex="normal"/>
    </style:style>
    <style:style style:name="T15" style:family="text">
      <style:text-properties fo:color="#000000" style:font-name="Liberation Serif" fo:font-weight="normal" fo:background-color="transparent" loext:char-shading-value="0"/>
    </style:style>
    <style:style style:name="T16" style:family="text">
      <style:text-properties fo:color="#000000" style:font-name="Liberation Serif" fo:font-weight="normal" officeooo:rsid="000dbc0e" fo:background-color="transparent" loext:char-shading-value="0"/>
    </style:style>
    <style:style style:name="T17" style:family="text">
      <style:text-properties fo:color="#000000" style:font-name="Liberation Serif" fo:font-weight="normal" officeooo:rsid="0010f2e9" fo:background-color="transparent" loext:char-shading-value="0"/>
    </style:style>
    <style:style style:name="T18" style:family="text">
      <style:text-properties fo:color="#000000" style:font-name="Liberation Serif" fo:font-weight="normal" officeooo:rsid="0012e816" fo:background-color="transparent" loext:char-shading-value="0"/>
    </style:style>
    <style:style style:name="T19" style:family="text">
      <style:text-properties fo:color="#000000" style:font-name="Liberation Serif" fo:font-weight="normal" officeooo:rsid="0014a8fb"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text:span text:style-name="T3">Sistema Domótico</text:span></text:p>
      <text:p text:style-name="P4">(NodeJS y Socket.io)</text:p>
      <text:p text:style-name="P1"/>
      <text:p text:style-name="P2">En esta práctica se nos pedía <text:span text:style-name="T3">simular un sistema domótico en el que hubiese dos sensores, uno de temperatura y otro de luminosidad, y dos botones, uno para abrir/cerrar las persianas y otro para encender/apagar el aire acondicionado.</text:span></text:p>
      <text:p text:style-name="P2"/>
      <text:p text:style-name="P6">Para esto vamos a utilizar nodeJS y Socket.io comunicando el servidor con el cliente y los sensores.</text:p>
      <text:p text:style-name="P6"/>
      <text:p text:style-name="P6">En el servidor creado con http.createServer() se renderiza la página del cliente. Tras esto lanzamos el cliente de mongoDB en el puerto 27017 con:</text:p>
      <text:p text:style-name="P6"><text:span text:style-name="T15">MongoClient.connect("mongodb://localhost:27017/", <text:s/>function(err, db) { </text:span></text:p>
      <text:p text:style-name="P6"><text:span text:style-name="T15">Con esto vamos a empezar una sucesión de call-backs anidados.</text:span></text:p>
      <text:p text:style-name="P6"><text:span text:style-name="T16">También</text:span><text:span text:style-name="T15"> dejamos el servidor a la escucha en el puerto 8080: httpServer.listen(8080);</text:span></text:p>
      <text:p text:style-name="P6"><text:span text:style-name="T15"/></text:p>
      <text:p text:style-name="P7"><text:span text:style-name="T15">Creamos una base de datos llamada “sistema_somotico” y dentro una colección “sensores”.</text:span></text:p>
      <text:p text:style-name="P7"><text:span text:style-name="T15"/></text:p>
      <text:p text:style-name="P7"><text:span text:style-name="T15">Tras esto el servidor queda a la escucha hasta que reciba una conexión, una vez que se hayan conectado al servidor, este vuelve a quedar a la escucha esperando diferentes llamadas:</text:span></text:p>
      <text:p text:style-name="P7"><text:span text:style-name="T15"/></text:p>
      <text:list xml:id="list552476177" text:style-name="L1">
        <text:list-item>
          <text:p text:style-name="P12"><text:span text:style-name="T8">client.on('poner-temperatura', function (data))</text:span><text:span text:style-name="T6">: En esta función metemos en la base de datos una entrada con la temperatura que ha enviado el sensor y la hora en la que ha registrado dicha temperatura. Se realiza también un emit llamado “actualizar-temperatura” al que se le pasa la temperatura para que el cliente pueda actualizar el visor en el que se muestra este dato. También se comprueba que no se superen los limites de temperatura, en caso de ser así se envía una alerta al cliente. </text:span><text:span text:style-name="T7">Si se supera tanto el límite de temperatura como de luminosidad se cierran las persianas en caso de estar abiertas.</text:span></text:p>
          <text:p text:style-name="P12"><text:span text:style-name="T7"/></text:p>
        </text:list-item>
        <text:list-item>
          <text:p text:style-name="P13"><text:span text:style-name="T4">client.on('poner-luminosidad', function (data))</text:span>: Similar al anterior pero con la luminosidad. M<text:span text:style-name="T5">etemos en la base de datos una entrada con la luminosidad que ha enviado el sensor y la hora en la que ha registrado dicha luminosidad. Se realiza también un emit llamado “actualizar-luminosidad” al que se le pasa la luminosidad para que el cliente pueda actualizar el visor en el que se muestra este dato. También se comprueba que no se superen los limites de </text:span><text:span text:style-name="T7">luminosidad</text:span><text:span text:style-name="T5">, en caso de ser así se envía una alerta al cliente. </text:span><text:span text:style-name="T7">Si se supera tanto el límite de temperatura como de luminosidad se cierran las persianas en caso de estar abiertas.</text:span></text:p>
          <text:p text:style-name="P14"><text:span text:style-name="T5"/></text:p>
        </text:list-item>
        <text:list-item>
          <text:p text:style-name="P15"><text:span text:style-name="T5">client.on('cambiar-persianas', function ())</text:span><text:span text:style-name="T9">: Se llama a una función que alterna el estado de las persianas entre abiertas y cerradas. Después se hace un emit “actualizar-persianas” para enviar la actualización al cliente y que refleje el cambio.</text:span></text:p>
          <text:p text:style-name="P15"><text:span text:style-name="T9"/></text:p>
        </text:list-item>
        <text:list-item>
          <text:p text:style-name="P15"><text:span text:style-name="T5">client.on('cambiar-aire', function ())</text:span><text:span text:style-name="T9">: Se llama a una función que alterna el estado del aire acondicionado entre encendido y apagado. Tras esto, se hace un emit “actualizar-aire” que envía el estado del aire acondicionado al cliente.</text:span></text:p>
          <text:p text:style-name="P15"><text:span text:style-name="T9"/></text:p>
        </text:list-item>
        <text:list-item>
          <text:p text:style-name="P15"><text:span text:style-name="T12">client.on('obtener-temperatura', function ())</text:span><text:span text:style-name="T9">: Se hace un emit “actualizar-temper</text:span><text:span text:style-name="T10">atura” para enviar el dato al cliente.</text:span></text:p>
          <text:p text:style-name="P17"><text:span text:style-name="T10"/></text:p>
        </text:list-item>
        <text:list-item>
          <text:p text:style-name="P16"><text:span text:style-name="T13">client.on('obtener-</text:span><text:span text:style-name="T14">luminosidad</text:span><text:span text:style-name="T13">', function ())</text:span><text:span text:style-name="T10">: Se hace un emit “actualizar-</text:span><text:span text:style-name="T11">luminosidad</text:span><text:span text:style-name="T10">” para enviar el dato al cliente.</text:span></text:p>
        </text:list-item>
        <text:list-item>
          <text:p text:style-name="P16"><text:soft-page-break/><text:span text:style-name="T13">client.on('obtener-</text:span><text:span text:style-name="T14">persianas</text:span><text:span text:style-name="T13">', function ())</text:span><text:span text:style-name="T10">: Se hace un emit “actualizar-</text:span><text:span text:style-name="T11">persianas</text:span><text:span text:style-name="T10">” para enviar el dato al cliente.</text:span></text:p>
          <text:p text:style-name="P17"><text:span text:style-name="T10"/></text:p>
        </text:list-item>
        <text:list-item>
          <text:p text:style-name="P16"><text:span text:style-name="T13">client.on('obtener-</text:span><text:span text:style-name="T14">aire</text:span><text:span text:style-name="T13">', function ())</text:span><text:span text:style-name="T10">: Se hace un emit “actualizar-</text:span><text:span text:style-name="T11">aire</text:span><text:span text:style-name="T10">” para enviar el dato al cliente.</text:span></text:p>
        </text:list-item>
      </text:list>
      <text:p text:style-name="P6"><text:span text:style-name="T15"/></text:p>
      <text:p text:style-name="P8"><text:span text:style-name="T15">El cliente es una fichero html con código javascript. El html muestra la información correspondiente al estado de </text:span><text:span text:style-name="T17">la temperatura, luminosidad, persianas y aire acondicionado.</text:span></text:p>
      <text:p text:style-name="P10"><text:span text:style-name="T17">T</text:span><text:span text:style-name="T15">ambién muestra dos botones para que el usuario pueda alternar los estados de las persianas y el aire acondicionado. Estos botones ejecutan funciones que envian emit “cambiar-persianas” y “cambiar-aire” respectivamente.</text:span></text:p>
      <text:p text:style-name="P8"><text:span text:style-name="T17"/></text:p>
      <text:p text:style-name="P9"><text:span text:style-name="T15">En el código JS obtenemos el socket que comunica con el servidor con las siguientes lineas de código: </text:span></text:p>
      <text:p text:style-name="P9"><text:span text:style-name="T15">var serviceURL = document.URL;</text:span></text:p>
      <text:p text:style-name="P9"><text:span text:style-name="T15">var socket = io.connect(serviceURL);</text:span></text:p>
      <text:p text:style-name="P9"><text:span text:style-name="T15"/></text:p>
      <text:p text:style-name="P9"><text:span text:style-name="T15">Inmediatamente le pedimos al servidor que nos proporcione los datos correspondientes para poder actualizarlos en el html realizando cuatro emits: “obtener-temperatura”, “obtener-luminosidad”, “obtener-persianas”, “obtener-aire”.</text:span></text:p>
      <text:p text:style-name="P9"><text:span text:style-name="T15"/></text:p>
      <text:p text:style-name="P9"><text:span text:style-name="T15">Luego el cliente se queda a la </text:span><text:span text:style-name="T18">escucha esperando llamadas desde el servidor con la in</text:span><text:span text:style-name="T19">f</text:span><text:span text:style-name="T18">ormación que actualizará en </text:span><text:span text:style-name="T19">el html mediante la función “innerHTML”.</text:span></text:p>
      <text:p text:style-name="P2"/>
      <text:p text:style-name="P11"><text:span text:style-name="T2">E</text:span><text:span text:style-name="T1">l usuario puede pulsar un botón que le redirecciona a la página de sensores donde podrá introducir unos valores en los sensores de temperatura y luminosidad simulando así que esos valores los han captado realmente los sensores.</text:span></text:p>
      <text:p text:style-name="P11"><text:span text:style-name="T1">En esta página de sensores habrá dos formularios, uno para la temperatura y otro para la luminosidad, al enviarlos se ejecutará una función que obtendrá la hora y enviará la temperatura o luminosidad (dependiendo del formulario) con su correspondiente hora de captación al servidor mediante un emit “poner-temperatura” o “poner-luminosid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3T12:43:19.732678764</meta:creation-date>
    <dc:date>2020-05-24T16:45:21.732428895</dc:date>
    <meta:editing-duration>PT8M28S</meta:editing-duration>
    <meta:editing-cycles>2</meta:editing-cycles>
    <meta:generator>LibreOffice/6.0.7.3$Linux_X86_64 LibreOffice_project/00m0$Build-3</meta:generator>
    <meta:document-statistic meta:table-count="0" meta:image-count="0" meta:object-count="0" meta:page-count="2" meta:paragraph-count="33" meta:word-count="722" meta:character-count="4710" meta:non-whitespace-character-count="4026"/>
  </office:meta>
</office:document-meta>
</file>